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99bc" officeooo:paragraph-rsid="0008dfe5"/>
    </style:style>
    <style:style style:name="P2" style:family="paragraph" style:parent-style-name="Standard">
      <style:text-properties officeooo:rsid="0008dfe5" officeooo:paragraph-rsid="0008dfe5"/>
    </style:style>
    <style:style style:name="P3" style:family="paragraph" style:parent-style-name="Standard">
      <style:text-properties officeooo:rsid="00099a07" officeooo:paragraph-rsid="00099a07"/>
    </style:style>
    <style:style style:name="P4" style:family="paragraph" style:parent-style-name="Standard">
      <style:text-properties officeooo:rsid="00099a07" officeooo:paragraph-rsid="0008dfe5"/>
    </style:style>
    <style:style style:name="P5" style:family="paragraph" style:parent-style-name="Standard">
      <style:text-properties officeooo:rsid="0009d632" officeooo:paragraph-rsid="0009d632"/>
    </style:style>
    <style:style style:name="P6" style:family="paragraph" style:parent-style-name="Standard">
      <style:text-properties officeooo:rsid="0009d632" officeooo:paragraph-rsid="0010cc65"/>
    </style:style>
    <style:style style:name="P7" style:family="paragraph" style:parent-style-name="Standard">
      <style:text-properties officeooo:rsid="001194d1" officeooo:paragraph-rsid="001194d1"/>
    </style:style>
    <style:style style:name="P8" style:family="paragraph" style:parent-style-name="Standard">
      <style:text-properties officeooo:rsid="001194d1" officeooo:paragraph-rsid="0010cc65"/>
    </style:style>
    <style:style style:name="P9" style:family="paragraph" style:parent-style-name="Standard">
      <style:text-properties officeooo:rsid="0015c95e" officeooo:paragraph-rsid="0015c95e"/>
    </style:style>
    <style:style style:name="P10" style:family="paragraph" style:parent-style-name="Text_20_body">
      <style:text-properties officeooo:rsid="00135fe4" officeooo:paragraph-rsid="00135fe4"/>
    </style:style>
    <style:style style:name="P11" style:family="paragraph" style:parent-style-name="Standard">
      <style:text-properties officeooo:rsid="0016eabd" officeooo:paragraph-rsid="0016eabd"/>
    </style:style>
    <style:style style:name="P12" style:family="paragraph" style:parent-style-name="Text_20_body" style:list-style-name="">
      <style:text-properties officeooo:paragraph-rsid="00144efe"/>
    </style:style>
    <style:style style:name="P13" style:family="paragraph" style:parent-style-name="Text_20_body" style:list-style-name="">
      <style:text-properties officeooo:rsid="000c4298" officeooo:paragraph-rsid="00144efe"/>
    </style:style>
    <style:style style:name="P14" style:family="paragraph" style:parent-style-name="Text_20_body">
      <style:text-properties officeooo:rsid="001880d7" officeooo:paragraph-rsid="001880d7"/>
    </style:style>
    <style:style style:name="P15" style:family="paragraph" style:parent-style-name="Text_20_body">
      <style:text-properties officeooo:rsid="0018e95f" officeooo:paragraph-rsid="0018e95f"/>
    </style:style>
    <style:style style:name="P16" style:family="paragraph" style:parent-style-name="Text_20_body">
      <style:text-properties officeooo:rsid="0018e95f" officeooo:paragraph-rsid="001947ce"/>
    </style:style>
    <style:style style:name="P17" style:family="paragraph" style:parent-style-name="Text_20_body">
      <style:text-properties officeooo:paragraph-rsid="00197acb"/>
    </style:style>
    <style:style style:name="P18" style:family="paragraph" style:parent-style-name="Heading_20_1" style:list-style-name="">
      <style:text-properties officeooo:rsid="000b2403" officeooo:paragraph-rsid="000b2403"/>
    </style:style>
    <style:style style:name="P19" style:family="paragraph" style:parent-style-name="Heading_20_1">
      <style:text-properties officeooo:rsid="00135fe4"/>
    </style:style>
    <style:style style:name="P20" style:family="paragraph" style:parent-style-name="Heading_20_1">
      <style:text-properties officeooo:rsid="0008dfe5"/>
    </style:style>
    <style:style style:name="P21" style:family="paragraph" style:parent-style-name="Heading_20_1">
      <style:text-properties officeooo:rsid="0016eabd" officeooo:paragraph-rsid="0016eabd"/>
    </style:style>
    <style:style style:name="P22" style:family="paragraph" style:parent-style-name="Heading_20_1">
      <style:text-properties officeooo:paragraph-rsid="001947ce"/>
    </style:style>
    <style:style style:name="T1" style:family="text">
      <style:text-properties officeooo:rsid="000bbb3e"/>
    </style:style>
    <style:style style:name="T2" style:family="text">
      <style:text-properties officeooo:rsid="000c4298"/>
    </style:style>
    <style:style style:name="T3" style:family="text">
      <style:text-properties officeooo:rsid="000eaada"/>
    </style:style>
    <style:style style:name="T4" style:family="text">
      <style:text-properties officeooo:rsid="000f33d3"/>
    </style:style>
    <style:style style:name="T5" style:family="text">
      <style:text-properties officeooo:rsid="0010cc65"/>
    </style:style>
    <style:style style:name="T6" style:family="text">
      <style:text-properties officeooo:rsid="001194d1"/>
    </style:style>
    <style:style style:name="T7" style:family="text">
      <style:text-properties officeooo:rsid="00144efe"/>
    </style:style>
    <style:style style:name="T8" style:family="text">
      <style:text-properties officeooo:rsid="001947ce"/>
    </style:style>
    <style:style style:name="T9" style:family="text">
      <style:text-properties officeooo:rsid="00197a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rint 0</text:h>
      <text:h text:style-name="P12" text:outline-level="1"><text:span text:style-name="T2">–</text:span><text:span text:style-name="T1">// to come //</text:span><text:span text:style-name="T2">–</text:span></text:h>
      <text:h text:style-name="P13" text:outline-level="1"/>
      <text:h text:style-name="P19" text:outline-level="1">Logbog 02-12-2013</text:h>
      <text:p text:style-name="P10">Dagen startede med at vi lavede estimater for vores storries. Vi gjorde dette ved brug af planning poker. Vi var relativt enige i vores estimater omkring de forskellige storries, og kunne sagtens blive enige efter at vi havde diskuteret dem.</text:p>
      <text:p text:style-name="P10">Efter at vi havde estimeret skulle opgaverne prioriteres og sættes ind i de pågældende sprints. </text:p>
      <text:p text:style-name="P10">Sprint 1 indeholder 5 stories til en total story points værdi på 63.</text:p>
      <text:p text:style-name="P10">Sprint 2 indeholder 1 story til en værdi på 100</text:p>
      <text:p text:style-name="P10">Sprint 3 indeholder 3 stories til en værdi på 73</text:p>
      <text:p text:style-name="P10">Vi havde en diskussion med Mogens omkring størrelsen på vores API story (Sprint 2). Man skal opdele stories på over 40 point i mindre dele, for at gøre den mere overskuelig. Det blev besluttet at vi forsøger at gøre dette primo sprint 2. Således at alle i gruppen kan arbejde på hver deres task/story.</text:p>
      <text:h text:style-name="Heading_20_1" text:outline-level="1">Logbog 03-12-2013</text:h>
      <text:p text:style-name="P1">Uforudsete problemer: </text:p>
      <text:p text:style-name="P1">Mappe strukturen for projektet var ikke aftalt før start. Dette gjorde at vi i starten af dagen måtte bruge 30 minutter på at aftale og planlægge strukturen. Dette blev overset som en spike i sprint 0. </text:p>
      <text:p text:style-name="P1"/>
      <text:p text:style-name="P2">Der har været en del problemer med at forbinde til databasen. Dette skyldes en driver fejl, <text:span text:style-name="T4">hos driveren som skal stå for at få vores postgreSQL server til at arbejde sammen med Entityframework</text:span>. Ting som disse er svære at forudse, vi havde derfor ikke planlagt efter disse problemer, hvilket har resulteret i den nuværende forsinkelse. Dette ville have været et godt emne at teste igennem i et eventuelt spike i sprint 0, hvis vi havde vurderet det som et sandsynligt problem. </text:p>
      <text:p text:style-name="P2"/>
      <text:p text:style-name="P3">Databasen blev designet og bygget.</text:p>
      <text:p text:style-name="P2"/>
      <text:p text:style-name="P3">I løbet af dagen skulle vi til at lave repository-klasser til de storries vi arbejder på nu. Da brugeren har data der strækker sig over flere forskellige tables blev vi nødt til at diskutere hvordan vi ville lave repository-klasserne så data udtræk ikke var unødvendigt store – eller unødvendigt besværligt.</text:p>
      <text:p text:style-name="P4"/>
      <text:p text:style-name="P3">Den <text:span text:style-name="T3">foreløbige</text:span> løsning blev at sammensætte User (bruger) objektet af objekter fra de andre tabeller – således at man kun behøves at hente de data ud, som man er interesseret i.</text:p>
      <text:p text:style-name="P3"/>
      <text:p text:style-name="P3">Vi har også oprettet Unit tests for at sikre kvaliteten.</text:p>
      <text:p text:style-name="P2"><text:s/></text:p>
      <text:p text:style-name="P5">I slutningen af dagen var der undertasks som var færdige, men storries som hovedpunkt kunne ikke færdiggøres. Hvilket betyder at vores burn down ikke kunne nedskrives.</text:p>
      <text:p text:style-name="P5"/>
      <text:p text:style-name="P7">I dag har vi gjort brug af pairprogramming i forbindelse med opsætningen af vores ORM, <text:span text:style-name="T7">da kollektivt kodeejerskab kan være særligt kritisk på dette punkt.</text:span></text:p>
      <text:p text:style-name="P2"/>
      <text:h text:style-name="P20" text:outline-level="1"><text:soft-page-break/>Logbog 04-12-2013 </text:h>
      <text:p text:style-name="P5">I dag fortsatte problemerne med at få forbindelse til databasen. Morten har siddet de 2 første timer af dagen, og forsøgt at løse problemet. Herefter overtog Mads opgaven – for at få et nyt perspektiv på problemet.</text:p>
      <text:p text:style-name="P5">I mellemtiden fortsætter arbejdet på, at lave Repository-, model- og mapping klasser. Desuden er arbejdet påbegyndt på at lave Views(GUI) <text:s/>til storien: Opret bruger. </text:p>
      <text:p text:style-name="P5"/>
      <text:p text:style-name="P6"><text:span text:style-name="T5">Vi prøver at bygge så meget som muligt uden forbindelse til databasen, dette betyder, at vi ikke er i stand til at lave tests på vores kald, hvilket derfor bliver udsat til senere. </text:span><text:span text:style-name="T6">Således ikke test first, men code first.</text:span></text:p>
      <text:p text:style-name="P8"/>
      <text:p text:style-name="P9">Problemer med underleverandører:</text:p>
      <text:p text:style-name="P9">RFID chippen som vi skal bruge i næste sprint til at lave vores business scenarie, er blevet væk. UCN har ikke modtaget chippen, og den er nu ”tabt i posten” uden denne må vi nødvendigvis ændre vores plan omkring hvad vi vil lave i næste sprint primo sprint 2.</text:p>
      <text:p text:style-name="P9"/>
      <text:p text:style-name="P9">Beslutningsprocess:</text:p>
      <text:p text:style-name="P9">Vi har valgt at brugeren automatisk skal bestille et rejsekort når personen opretter sig på rejsekortet. <text:s/>Da man ikke vil have en konto i dette system hvis man ikke er interesseret i rejsekortet.</text:p>
      <text:p text:style-name="P9"/>
      <text:p text:style-name="P11">I slutningen af dagen havde vi stadig ikke fundet en stabil driver til at styre vores ORM. Vi har derfor valgt at skifte til Nhibernate som vores ORM. Da vi nu er kommet i en sitiuration hvor vi har brug for databasen for at lave noget som helst videre.</text:p>
      <text:p text:style-name="P11">Denne sitiuation har derfor også gjort at vi har været nød til at tage flere storries ind i ”In-progress”, da det ikke endnu er muligt at fuldt ud færdiggøre nogle af dem. Der er dog en masse sub-tasks som er blevet lavet, hvilket faktisk har uartet sig i at vi er godt med.</text:p>
      <text:p text:style-name="P8"/>
      <text:h text:style-name="P21" text:outline-level="1">Logbog 05-12-2013</text:h>
      <text:p text:style-name="P14">Efter en rimelig turbolent onsdag, møder vi ind torsdag til en god nyhed, vi har næsten indhentet vores oprindelige tidsplan. En del af dette skyldes at vores opstart på graf-service storien, har vist sig at være mindre end vi estimerede, da vi hurtigt var i stand til at lave en fungerende shortest-path algoritme. Der var indregnet en del usikkerheder i denne story, da vi vidste det kunne være svært.</text:p>
      <text:p text:style-name="P14">Dagen i dag er gået med at hente data fra digitaliseringsstyrrelsens API omkring stoppesteder og zoner. Outputtet er i JSON og det skal parses om til CSV for at kunne bruges. <text:s/></text:p>
      <text:p text:style-name="P15">Der er en del oplysninger der skal bruges i Databasen, som et del af systemet, og en del af dette har det været nødvendig at hånd kode.</text:p>
      <text:p text:style-name="P16"><text:span text:style-name="T8">Ved udgangen af dagen var graf-service færdiglavet til det punkt hvor den kan sættes over til validering. </text:span></text:p>
      <text:p text:style-name="P16"><text:span text:style-name="T8">Vi er nu på sporet i forhold til vores burndown, efter et par produktive dage. Vi er lidt bekymrede over stormen #bodil, Hvis internettet bliver ramt, vil vi få svært ved at nå resten i morgen.</text:span></text:p>
      <text:h text:style-name="P22" text:outline-level="1"><text:span text:style-name="T8">Logbog 06-12-2013</text:span></text:h>
      <text:p text:style-name="P17"><text:span text:style-name="T9">Idag fortsætter arbejdet på at håndtere bruger oprettelse, indbetaling af penge og bruger/administrator roller. Som ventet har internettet været en smule ustabilt i dag. Hvilket dog ikke hjælper os i at nå ugens estimerede opga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09:40:48.03</meta:creation-date>
    <dc:date>2013-12-06T10:35:56.01</dc:date>
    <meta:editing-duration>PT3H43M49S</meta:editing-duration>
    <meta:editing-cycles>21</meta:editing-cycles>
    <meta:generator>LibreOffice/3.6$Windows_x86 LibreOffice_project/e29a214-2bbed72-0621de6-a97528c-8f066d</meta:generator>
    <meta:document-statistic meta:table-count="0" meta:image-count="0" meta:object-count="0" meta:page-count="2" meta:paragraph-count="38" meta:word-count="928" meta:character-count="5384" meta:non-whitespace-character-count="4481"/>
  </office:meta>
</office:document-meta>
</file>